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wareConfiguration.PropertyAwareConfiguration( final String name , final String location , Settings settings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wareConfiguration.PropertyAwareConfiguration( final String name , Settings settings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wareConfiguration.PropertyAwareConfiguration( Configuration config , Settings settings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wareConfiguration.PropertyAwareConfiguration( final DefaultConfiguration config , Settings settings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wareConfiguration.setValue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wareConfiguration.PropertyAwareConfiguration( Configuration config , boolean deepCopy , Settings settings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wareConfiguration.PropertyAwareConfiguration( final String name , final String location , final String ns , final String prefix , Settings settings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wareConfiguration.setAttribute( final String name ,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